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b23d" officeooo:paragraph-rsid="0011b23d"/>
    </style:style>
    <style:style style:name="P2" style:family="paragraph" style:parent-style-name="Standard">
      <style:text-properties officeooo:rsid="0011b23d" officeooo:paragraph-rsid="0013750c"/>
    </style:style>
    <style:style style:name="P3" style:family="paragraph" style:parent-style-name="Standard">
      <style:text-properties officeooo:rsid="0013750c" officeooo:paragraph-rsid="0013750c"/>
    </style:style>
    <style:style style:name="P4" style:family="paragraph" style:parent-style-name="Standard">
      <style:text-properties officeooo:rsid="00156dd2" officeooo:paragraph-rsid="00156dd2"/>
    </style:style>
    <style:style style:name="P5" style:family="paragraph" style:parent-style-name="Standard">
      <style:text-properties officeooo:rsid="0016bffb" officeooo:paragraph-rsid="0016bffb"/>
    </style:style>
    <style:style style:name="T1" style:family="text">
      <style:text-properties officeooo:rsid="001375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the section</text:p>
      <text:p text:style-name="P1"/>
      <text:p text:style-name="P1"/>
      <text:p text:style-name="P1">Introduction to automate testing</text:p>
      <text:p text:style-name="P1">different types of testing </text:p>
      <text:p text:style-name="P1">how to write tests</text:p>
      <text:p text:style-name="P1">code coverage</text:p>
      <text:p text:style-name="P1">Exercises</text:p>
      <text:p text:style-name="P1"/>
      <text:p text:style-name="P1">clean, maintainable and trustworthy teste</text:p>
      <text:p text:style-name="P1"/>
      <text:p text:style-name="P1">Components</text:p>
      <text:p text:style-name="P1">Templates</text:p>
      <text:p text:style-name="P1">Forms</text:p>
      <text:p text:style-name="P1">Confirmation Boxes </text:p>
      <text:p text:style-name="P1">Navigation</text:p>
      <text:p text:style-name="P1">Directives</text:p>
      <text:p text:style-name="P1"/>
      <text:p text:style-name="P1"/>
      <text:p text:style-name="P1">Angular Prerequisites</text:p>
      <text:p text:style-name="P1"/>
      <text:p text:style-name="P1">Components</text:p>
      <text:p text:style-name="P1">Templates</text:p>
      <text:p text:style-name="P1">Property and Event Binding</text:p>
      <text:p text:style-name="P1">Deircetives</text:p>
      <text:p text:style-name="P1">Services</text:p>
      <text:p text:style-name="P1">Routing</text:p>
      <text:p text:style-name="P1"/>
      <text:p text:style-name="P1">Types of Tests</text:p>
      <text:p text:style-name="P1">UNIT TEST</text:p>
      <text:p text:style-name="P1">Test a Component in Isolation, without External resources(e.g. file system, database, API endpoints)</text:p>
      <text:p text:style-name="P1">1.Easiest t write</text:p>
      <text:p text:style-name="P1">2.Super Fast</text:p>
      <text:p text:style-name="P1">3.Don't give us much Confidence</text:p>
      <text:p text:style-name="P1"/>
      <text:p text:style-name="P1">Unit Tests: Component</text:p>
      <text:p text:style-name="P1"/>
      <text:p text:style-name="P1">INTEGRATION TEST</text:p>
      <text:p text:style-name="P1"/>
      <text:p text:style-name="P1">Test a Component with External resources(e.g. file system, database, API endpoints)</text:p>
      <text:p text:style-name="P1"/>
      <text:p text:style-name="P1">Integration tests: Componnet+Template</text:p>
      <text:p text:style-name="P1"/>
      <text:p text:style-name="P1"/>
      <text:p text:style-name="P1">END-TO-END</text:p>
      <text:p text:style-name="P1"/>
      <text:p text:style-name="P1">Test the entire appication as a whole</text:p>
      <text:p text:style-name="P1"/>
      <text:p text:style-name="P1">more Confidence</text:p>
      <text:p text:style-name="P1"><text:soft-page-break/>very slow</text:p>
      <text:p text:style-name="P1">very fragile</text:p>
      <text:p text:style-name="P1"/>
      <text:p text:style-name="P1"/>
      <text:p text:style-name="P1">Unit Testing Fundamentals</text:p>
      <text:p text:style-name="P1">1.small function/ methods(10 lines of code or less)</text:p>
      <text:p text:style-name="P1">2.proper naming</text:p>
      <text:p text:style-name="P1">3.single responsibility</text:p>
      <text:p text:style-name="P1"/>
      <text:p text:style-name="P1"/>
      <text:p text:style-name="P1">karma is a test Runner</text:p>
      <text:p text:style-name="P1">jasmine is testing framework which provieds bunch of functions that we use to write Test</text:p>
      <text:p text:style-name="P1"/>
      <text:p text:style-name="P1">Two Functions that we use </text:p>
      <text:p text:style-name="P1">describe() <text:s text:c="2"/>//suite <text:s/>(which is a group of a related Test)</text:p>
      <text:p text:style-name="P1">it()<text:tab/> <text:s text:c="10"/>// spec</text:p>
      <text:p text:style-name="P1"/>
      <text:p text:style-name="P1">()=&gt; this symble is for Function</text:p>
      <text:p text:style-name="P1"/>
      <text:p text:style-name="P1">Syntax or body of our Test</text:p>
      <text:p text:style-name="P1"/>
      <text:p text:style-name="P1">decribe('suite name',()=&gt;{</text:p>
      <text:p text:style-name="P1">it('test name',()=&gt;{</text:p>
      <text:p text:style-name="P1">const result =; <text:s text:c="3"/>//geting the result</text:p>
      <text:p text:style-name="P1">expect(result).tobe()//we need t assert that this result is true to do that we use expect function thats comes with jasmine</text:p>
      <text:p text:style-name="P1">(this is the API that comes with the jasmine)</text:p>
      <text:p text:style-name="P1">different methods like</text:p>
      <text:p text:style-name="P1"/>
      <text:p text:style-name="P1">toBeDefined</text:p>
      <text:p text:style-name="P1">toBeFalsy</text:p>
      <text:p text:style-name="P1">toBeGraterThan</text:p>
      <text:p text:style-name="P1">toBelessThan</text:p>
      <text:p text:style-name="P1"/>
      <text:p text:style-name="P1"/>
      <text:p text:style-name="P1">becouse Karma is watching our test and source files as soon as it detact the change it runs the test again</text:p>
      <text:p text:style-name="P1"/>
      <text:p text:style-name="P1">})</text:p>
      <text:p text:style-name="P1">})</text:p>
      <text:p text:style-name="P1"/>
      <text:p text:style-name="P1">and our test runner is going to call this function and then it will tell us if the test exceds are not</text:p>
      <text:p text:style-name="P1"/>
      <text:p text:style-name="P1"/>
      <text:p text:style-name="P1"/>
      <text:p text:style-name="P1">.spec.ts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triple A</text:p>
      <text:p text:style-name="P3"/>
      <text:p text:style-name="P3">Arrange</text:p>
      <text:p text:style-name="P3">Act</text:p>
      <text:p text:style-name="P3">Assert</text:p>
      <text:p text:style-name="P1"/>
      <text:p text:style-name="P1"/>
      <text:p text:style-name="P2">decribe('suite name',()=&gt;{</text:p>
      <text:p text:style-name="P2">it('test name',()=&gt;{</text:p>
      <text:p text:style-name="P2"/>
      <text:p text:style-name="P2">//<text:span text:style-name="T1">Arange</text:span></text:p>
      <text:p text:style-name="P3">let component = new VoteComponent();</text:p>
      <text:p text:style-name="P3"/>
      <text:p text:style-name="P3">//Act</text:p>
      <text:p text:style-name="P3">component.update();</text:p>
      <text:p text:style-name="P3"/>
      <text:p text:style-name="P3">//Assert</text:p>
      <text:p text:style-name="P3">export(component..totalVotes).toBe(1);</text:p>
      <text:p text:style-name="P3">});</text:p>
      <text:p text:style-name="P2"/>
      <text:p text:style-name="P4">beforeEach(()=&gt;{</text:p>
      <text:p text:style-name="P4">//set up</text:p>
      <text:p text:style-name="P4">})</text:p>
      <text:p text:style-name="P1"/>
      <text:p text:style-name="P4">afterEach(()=&gt;{</text:p>
      <text:p text:style-name="P4">//tear down</text:p>
      <text:p text:style-name="P4">})</text:p>
      <text:p text:style-name="P1"/>
      <text:p text:style-name="P1"/>
      <text:p text:style-name="P4">beforeAll()</text:p>
      <text:p text:style-name="P4">afterAll()</text:p>
      <text:p text:style-name="P1"/>
      <text:p text:style-name="P1"/>
      <text:p text:style-name="P1"/>
      <text:p text:style-name="P1"/>
      <text:p text:style-name="P5">Code Coverage</text:p>
      <text:p text:style-name="P5"/>
      <text:p text:style-name="P5">cmd</text:p>
      <text:p text:style-name="P5">ng test --code-coverag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1:15:28.725000000</meta:creation-date>
    <dc:date>2018-07-11T11:48:44.011000000</dc:date>
    <meta:editing-duration>PT12M44S</meta:editing-duration>
    <meta:editing-cycles>2</meta:editing-cycles>
    <meta:generator>LibreOffice/5.3.2.2$Windows_X86_64 LibreOffice_project/6cd4f1ef626f15116896b1d8e1398b56da0d0ee1</meta:generator>
    <meta:document-statistic meta:table-count="0" meta:image-count="0" meta:object-count="0" meta:page-count="3" meta:paragraph-count="85" meta:word-count="296" meta:character-count="1962" meta:non-whitespace-character-count="1732"/>
  </office:meta>
</office:document-meta>
</file>